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Source Code Pro" svg:font-family="'Source Code Pro'" style:font-family-generic="modern" style:font-pitch="fixed"/>
    <style:font-face style:name="Source Code Pro Medium" svg:font-family="'Source Code Pro Medium'" style:font-adornments="Regular" style:font-family-generic="modern" style:font-pitch="fixed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 style:master-page-name="">
      <style:table-properties style:width="17.013cm" fo:margin-left="0cm" style:page-number="auto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 style:master-page-name="">
      <style:table-properties style:width="17.013cm" fo:margin-left="0cm" style:page-number="auto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3.5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 style:master-page-name="">
      <style:table-properties style:width="17.013cm" fo:margin-left="0cm" style:page-number="auto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13.5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 style:master-page-name="">
      <style:table-properties style:width="17.013cm" fo:margin-left="0cm" style:page-number="auto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13.5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8.493cm"/>
    </style:style>
    <style:style style:name="Tableau5.B" style:family="table-column">
      <style:table-column-properties style:column-width="8.5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7" style:family="table" style:master-page-name="">
      <style:table-properties style:width="17.013cm" fo:margin-left="0cm" style:page-number="auto" table:align="left"/>
    </style:style>
    <style:style style:name="Tableau7.A" style:family="table-column">
      <style:table-column-properties style:column-width="5.001cm"/>
    </style:style>
    <style:style style:name="Tableau7.B" style:family="table-column">
      <style:table-column-properties style:column-width="12.012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 style:master-page-name="">
      <style:table-properties style:width="17.013cm" fo:margin-left="0cm" style:page-number="auto" table:align="left"/>
    </style:style>
    <style:style style:name="Tableau8.A" style:family="table-column">
      <style:table-column-properties style:column-width="5.001cm"/>
    </style:style>
    <style:style style:name="Tableau8.B" style:family="table-column">
      <style:table-column-properties style:column-width="12.012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 style:master-page-name="">
      <style:table-properties style:width="17.013cm" fo:margin-left="0cm" style:page-number="auto" table:align="left"/>
    </style:style>
    <style:style style:name="Tableau9.A" style:family="table-column">
      <style:table-column-properties style:column-width="5.001cm"/>
    </style:style>
    <style:style style:name="Tableau9.B" style:family="table-column">
      <style:table-column-properties style:column-width="12.01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001cm"/>
    </style:style>
    <style:style style:name="Tableau10.B" style:family="table-column">
      <style:table-column-properties style:column-width="12.012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001cm"/>
    </style:style>
    <style:style style:name="Tableau11.B" style:family="table-column">
      <style:table-column-properties style:column-width="12.012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001cm"/>
    </style:style>
    <style:style style:name="Tableau12.B" style:family="table-column">
      <style:table-column-properties style:column-width="12.012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P1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officeooo:paragraph-rsid="0016c00d" style:font-size-asian="10.5pt" style:font-size-complex="12pt"/>
    </style:style>
    <style:style style:name="P2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officeooo:rsid="0016c00d" officeooo:paragraph-rsid="0016c00d" style:font-size-asian="10.5pt" style:font-size-complex="12pt"/>
    </style:style>
    <style:style style:name="P3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officeooo:rsid="001698af" officeooo:paragraph-rsid="0017f442" style:font-size-asian="12pt" style:font-style-asian="normal" style:font-size-complex="12pt" style:font-style-complex="normal"/>
    </style:style>
    <style:style style:name="P4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officeooo:rsid="001698af" officeooo:paragraph-rsid="0016c00d" style:font-size-asian="10.5pt" style:font-style-asian="normal" style:font-size-complex="12pt" style:font-style-complex="normal"/>
    </style:style>
    <style:style style:name="P5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style:font-size-asian="12pt" style:font-size-complex="12pt"/>
    </style:style>
    <style:style style:name="P6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9670c" style:font-size-asian="12pt" style:font-size-complex="12pt"/>
    </style:style>
    <style:style style:name="P7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c8248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officeooo:rsid="001a9e0e" officeooo:paragraph-rsid="001a9e0e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officeooo:rsid="001a9e0e" officeooo:paragraph-rsid="001c8248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style:font-name="Liberation Sans" fo:font-size="12pt" fo:font-weight="bold" officeooo:rsid="0001b549" officeooo:paragraph-rsid="0001b549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01b549" officeooo:paragraph-rsid="0001b549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officeooo:rsid="0001b549" officeooo:paragraph-rsid="0001b549" style:font-size-asian="12pt" style:font-style-asian="italic" style:font-size-complex="12pt" style:font-style-complex="italic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3c4b3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67752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82ce4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9883c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fo:font-weight="bold" officeooo:rsid="0003c4b3" officeooo:paragraph-rsid="0003c4b3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fo:font-weight="bold" officeooo:rsid="0003c4b3" officeooo:paragraph-rsid="00067752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fo:font-weight="bold" officeooo:rsid="0003c4b3" officeooo:paragraph-rsid="00082ce4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fo:font-weight="bold" officeooo:rsid="0003c4b3" officeooo:paragraph-rsid="0009883c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fo:font-weight="bold" officeooo:rsid="00067752" officeooo:paragraph-rsid="00067752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fo:font-weight="bold" officeooo:rsid="00067752" officeooo:paragraph-rsid="000678ed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italic" fo:font-weight="bold" officeooo:rsid="00082ce4" officeooo:paragraph-rsid="00082ce4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normal" officeooo:rsid="0001b549" officeooo:paragraph-rsid="0001b549" style:font-size-asian="12pt" style:font-style-asian="normal" style:font-size-complex="12pt" style:font-style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normal" fo:font-weight="normal" officeooo:rsid="0001b549" officeooo:paragraph-rsid="0001b54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3c4b3" officeooo:paragraph-rsid="0003c4b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9883c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678ed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82ce4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f98f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b672b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9f98f" officeooo:paragraph-rsid="0009f98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c884b" officeooo:paragraph-rsid="000c884b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d3a49" officeooo:paragraph-rsid="000c884b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fc18d" officeooo:paragraph-rsid="000fc18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119d90" officeooo:paragraph-rsid="00119d90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fo:font-weight="bold" officeooo:rsid="0001b549" officeooo:paragraph-rsid="0001b549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officeooo:rsid="001698af" officeooo:paragraph-rsid="001698af" style:font-size-asian="12pt" style:font-style-asian="normal" style:font-size-complex="12pt" style:font-style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iberation Sans" fo:font-size="12pt" officeooo:paragraph-rsid="001698af" style:font-size-asian="10.5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reak-before="page" fo:background-color="transparent"/>
      <style:text-properties style:font-name="Liberation Sans" fo:font-size="12pt" fo:font-style="italic" fo:font-weight="bold" officeooo:rsid="00067752" officeooo:paragraph-rsid="00067752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background-color="transparent"/>
      <style:text-properties style:font-name="Liberation Sans" fo:font-size="12pt" fo:font-style="normal" style:text-underline-style="none" fo:font-weight="bold" officeooo:rsid="000fc18d" officeooo:paragraph-rsid="000fc18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 fo:background-color="transparent"/>
      <style:text-properties style:font-name="Liberation Sans" fo:font-size="16pt" officeooo:paragraph-rsid="00119d90" style:font-size-asian="16pt" style:font-size-complex="16pt"/>
    </style:style>
    <style:style style:name="P48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c884b" officeooo:paragraph-rsid="000c884b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d3a49" officeooo:paragraph-rsid="000c884b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size="12pt" officeooo:rsid="00119d90" officeooo:paragraph-rsid="00119d90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" fo:font-size="12pt" fo:font-style="italic" officeooo:rsid="00119d90" officeooo:paragraph-rsid="00119d90" style:font-size-asian="12pt" style:font-style-asian="italic" style:font-size-complex="12pt" style:font-style-complex="italic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size="12pt" fo:font-style="normal" officeooo:rsid="00119d90" officeooo:paragraph-rsid="00119d90" style:font-size-asian="12pt" style:font-style-asian="normal" style:font-size-complex="12pt" style:font-style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c884b" officeooo:paragraph-rsid="000c884b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Liberation Sans" fo:font-size="12pt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paragraph-rsid="000f9d82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d3a49" officeooo:paragraph-rsid="000d3a49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d3a49" officeooo:paragraph-rsid="000ef7bf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ef7bf" officeooo:paragraph-rsid="000ef7bf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ef7bf" officeooo:paragraph-rsid="000fc18d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fc18d" officeooo:paragraph-rsid="000fc18d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officeooo:rsid="0017f442" officeooo:paragraph-rsid="0017f442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9670c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officeooo:rsid="001900b7" officeooo:paragraph-rsid="001900b7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style:font-name="Liberation Sans" fo:font-size="12pt" officeooo:rsid="001900b7" officeooo:paragraph-rsid="001c8248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c4b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c4b3" style:font-weight-asian="normal" style:font-weight-complex="normal"/>
    </style:style>
    <style:style style:name="T6" style:family="text">
      <style:text-properties fo:font-weight="normal" officeooo:rsid="000d39b7" style:font-weight-asian="normal" style:font-weight-complex="normal"/>
    </style:style>
    <style:style style:name="T7" style:family="text">
      <style:text-properties fo:font-weight="normal" officeooo:rsid="000d3a49" style:font-weight-asian="normal" style:font-weight-complex="normal"/>
    </style:style>
    <style:style style:name="T8" style:family="text">
      <style:text-properties fo:font-weight="normal" officeooo:rsid="000ef7bf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3c4b3"/>
    </style:style>
    <style:style style:name="T11" style:family="text">
      <style:text-properties officeooo:rsid="0003c4b3"/>
    </style:style>
    <style:style style:name="T12" style:family="text">
      <style:text-properties style:text-underline-style="none" officeooo:rsid="0003c4b3"/>
    </style:style>
    <style:style style:name="T13" style:family="text">
      <style:text-properties style:text-underline-style="none" fo:font-weight="normal" officeooo:rsid="0016c00d" style:font-weight-asian="normal" style:font-weight-complex="normal"/>
    </style:style>
    <style:style style:name="T14" style:family="text">
      <style:text-properties style:text-underline-style="none" fo:font-weight="normal" officeooo:rsid="0017f442" style:font-weight-asian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067752" style:font-style-asian="normal" style:font-style-complex="normal"/>
    </style:style>
    <style:style style:name="T17" style:family="text">
      <style:text-properties fo:font-style="normal" style:text-underline-style="none" officeooo:rsid="000678ed" style:font-style-asian="normal" style:font-style-complex="normal"/>
    </style:style>
    <style:style style:name="T18" style:family="text">
      <style:text-properties fo:font-style="normal" style:text-underline-style="none" officeooo:rsid="00082ce4" style:font-style-asian="normal" style:font-style-complex="normal"/>
    </style:style>
    <style:style style:name="T19" style:family="text">
      <style:text-properties fo:font-style="normal" style:text-underline-style="none" officeooo:rsid="0009883c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067752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0678ed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82ce4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09883c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0b672b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698af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6c00d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119d90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19d90" style:font-style-asian="normal" style:font-weight-asian="bold" style:font-style-complex="normal" style:font-weight-complex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067752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082ce4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officeooo:rsid="000d3a49"/>
    </style:style>
    <style:style style:name="T39" style:family="text">
      <style:text-properties officeooo:rsid="000ef7bf"/>
    </style:style>
    <style:style style:name="T40" style:family="text">
      <style:text-properties officeooo:rsid="000f9d82"/>
    </style:style>
    <style:style style:name="T41" style:family="text">
      <style:text-properties officeooo:rsid="000fc18d"/>
    </style:style>
    <style:style style:name="T42" style:family="text">
      <style:text-properties officeooo:rsid="0016036b"/>
    </style:style>
    <style:style style:name="T43" style:family="text">
      <style:text-properties style:font-name="ArialMT" fo:font-size="8pt" style:font-size-asian="8pt"/>
    </style:style>
    <style:style style:name="T44" style:family="text">
      <style:text-properties style:font-name="ArialMT" fo:font-size="8pt" officeooo:rsid="001a9e0e" style:font-size-asian="8pt"/>
    </style:style>
    <style:style style:name="T45" style:family="text">
      <style:text-properties officeooo:rsid="0017f442"/>
    </style:style>
    <style:style style:name="T46" style:family="text">
      <style:text-properties style:font-name="CourierNewPSMT" fo:font-size="8pt" style:font-size-asian="8pt"/>
    </style:style>
    <style:style style:name="T47" style:family="text">
      <style:text-properties fo:font-size="8pt" style:font-size-asian="8pt"/>
    </style:style>
    <style:style style:name="T48" style:family="text">
      <style:text-properties fo:font-size="8pt" officeooo:rsid="001a9e0e" style:font-size-asian="8pt"/>
    </style:style>
    <style:style style:name="T49" style:family="text">
      <style:text-properties officeooo:rsid="001a9e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2">MEMENTO LINUX COURS</text:span>:</text:p>
      <text:p text:style-name="P41"/>
      <text:p text:style-name="P11"><text:span text:style-name="T2"><text:tab/><text:tab/>cut</text:span> [&lt;option(s)&gt;] [<text:span text:style-name="T9">file</text:span>…]</text:p>
      <text:p text:style-name="P11">Options :</text:p>
      <text:p text:style-name="P12">valeurs<text:tab/>action</text:p>
      <text:p text:style-name="P26"><text:span text:style-name="T2">-d</text:span> &lt;x&gt;<text:tab/><text:tab/><text:span text:style-name="T11">F</text:span>orce le caractère x comme séparateur. Par défaut le séparateur est <text:tab/><text:tab/><text:tab/>l’espace.</text:p>
      <text:p text:style-name="P26"><text:span text:style-name="T2">-c</text:span><text:span text:style-name="T4"> &lt;liste&gt;<text:tab/></text:span><text:span text:style-name="T5">E</text:span><text:span text:style-name="T4">xtrait tous les caractères dont le rang est désigné par la liste.</text:span></text:p>
      <text:p text:style-name="P27"><text:span text:style-name="T2">-f </text:span>&lt;liste&gt;<text:tab/><text:span text:style-name="T11">E</text:span>xtrait tous les champs dont le rang est désigné par liste.</text:p>
      <text:p text:style-name="P27"><text:tab/><text:tab/>&lt;liste&gt; peut être égale à : ‘m-n’ ou ‘m,n’ ou ‘n’.</text:p>
      <text:p text:style-name="P27"/>
      <text:p text:style-name="P27"><text:tab/><text:tab/><text:span text:style-name="T3">egrep</text:span><text:span text:style-name="T11"> [&lt;option(s)&gt;] </text:span><text:span text:style-name="T10">patern</text:span><text:span text:style-name="T12"> [file…]</text:span></text:p>
      <text:p text:style-name="P28">Options :</text:p>
      <text:p text:style-name="P13">valeurs<text:tab/>action</text:p>
      <text:p text:style-name="P17"><text:span text:style-name="T15">-v</text:span><text:span text:style-name="T20"><text:tab/><text:tab/>Affiche toutes les lignes ne contenant pas la chaîne.</text:span></text:p>
      <text:p text:style-name="P17"><text:span text:style-name="T15">-c</text:span><text:span text:style-name="T20"><text:tab/><text:tab/>Affiche le nombre de lignes contenant la chaîne.</text:span></text:p>
      <text:p text:style-name="P17"><text:span text:style-name="T15">-l</text:span><text:span text:style-name="T20"><text:tab/><text:tab/>Affiche les noms de fichiers qui contiennent la chaîne.</text:span></text:p>
      <text:p text:style-name="P17"><text:span text:style-name="T15">-n</text:span><text:span text:style-name="T20"><text:tab/><text:tab/>Affiche le numéro de ligne devant chaque ligne contenant la chaîne.</text:span></text:p>
      <text:p text:style-name="P17"><text:span text:style-name="T15">-i</text:span><text:span text:style-name="T20"><text:tab/><text:tab/>Les majuscules et minuscules sont confondues pour la recherche.</text:span></text:p>
      <text:p text:style-name="P17"><text:span text:style-name="T20"/></text:p>
      <text:p text:style-name="P17"><text:span text:style-name="T20"><text:tab/><text:tab/></text:span><text:span text:style-name="T16">ps</text:span><text:span text:style-name="T21"> [&lt;option(s)</text:span><text:span text:style-name="T23">&gt;</text:span><text:span text:style-name="T21">]</text:span></text:p>
      <text:p text:style-name="P29">Options :</text:p>
      <text:p text:style-name="P14">valeurs<text:tab/>action</text:p>
      <text:p text:style-name="P18"><text:span text:style-name="T15">-</text:span><text:span text:style-name="T16">e</text:span><text:span text:style-name="T21"><text:tab/><text:tab/>Affiche tous les processus.</text:span></text:p>
      <text:p text:style-name="P18"><text:span text:style-name="T16">-f</text:span><text:span text:style-name="T21"><text:tab/><text:tab/>Permet un affichage détaillé (propriétaire, PPID…).</text:span></text:p>
      <text:p text:style-name="P18"><text:span text:style-name="T16">-H</text:span><text:span text:style-name="T21"><text:tab/><text:tab/>Affiche la hiérarchie des processus.</text:span></text:p>
      <text:p text:style-name="P29"/>
      <text:p text:style-name="P18"><text:span text:style-name="T21"><text:tab/><text:tab/></text:span><text:span text:style-name="T16">sed</text:span><text:span text:style-name="T21"> </text:span><text:span text:style-name="T31">commande</text:span><text:span text:style-name="T21"> [file…]</text:span></text:p>
      <text:p text:style-name="P29">Commandes :</text:p>
      <text:p text:style-name="P21"><text:span text:style-name="T15">-s/pattern/string/<text:tab/></text:span><text:span text:style-name="T20">Substitue la 1</text:span><text:span text:style-name="T34">er</text:span><text:span text:style-name="T20"> occurrence du pattern par string (une par ligne).</text:span></text:p>
      <text:p text:style-name="P21"><text:span text:style-name="T15">-s/pattern/string/g</text:span><text:span text:style-name="T20"><text:tab/>Substitue toutes les occurrences de pattern par string.</text:span></text:p>
      <text:p text:style-name="P21"/>
      <text:p text:style-name="P21"><text:span text:style-name="T20"><text:tab/><text:tab/></text:span><text:span text:style-name="T15">sort</text:span><text:span text:style-name="T20"> [&lt;option(s)</text:span><text:span text:style-name="T23">&gt;</text:span><text:span text:style-name="T20">] [file…]</text:span></text:p>
      <text:p text:style-name="P29">Options :</text:p>
      <text:p text:style-name="P14">valeurs<text:tab/>action</text:p>
      <text:p text:style-name="P18"><text:span text:style-name="T15">-</text:span><text:span text:style-name="T16">b</text:span><text:span text:style-name="T21"><text:tab/><text:tab/>Ignore les espaces et les tabulations en en-tête.</text:span></text:p>
      <text:p text:style-name="P18"><text:span text:style-name="T16">-d</text:span><text:span text:style-name="T21"><text:tab/><text:tab/>Seuls les lettres, les chiffres et les espaces sont évalués.</text:span></text:p>
      <text:p text:style-name="P18"><text:span text:style-name="T16">-f</text:span><text:span text:style-name="T21"><text:tab/><text:tab/>Les majuscules et minuscules sont confondues pour le tri.</text:span></text:p>
      <text:p text:style-name="P18"><text:span text:style-name="T16">-r</text:span><text:span text:style-name="T21"><text:tab/><text:tab/>Trie par ordre inverse.</text:span></text:p>
      <text:p text:style-name="P18"><text:span text:style-name="T16">-n</text:span><text:span text:style-name="T21"><text:tab/><text:tab/>Effectue un tri numérique.</text:span></text:p>
      <text:p text:style-name="P18"><text:span text:style-name="T16">-t</text:span><text:span text:style-name="T21"> &lt;x&gt;<text:tab/><text:tab/>Considère ‘x’ comme le séparateur de champs.</text:span></text:p>
      <text:p text:style-name="P18"><text:span text:style-name="T16">-k</text:span><text:span text:style-name="T21"> &lt;x&gt;<text:tab/><text:tab/>Effectue le tri sur le </text:span><text:span text:style-name="T22">(n)ième</text:span><text:span text:style-name="T21"> </text:span><text:span text:style-name="T22">champs.</text:span></text:p>
      <text:p text:style-name="P22"><text:span text:style-name="T15">+ </text:span><text:span text:style-name="T20">&lt;m.n&gt;<text:tab/></text:span><text:span text:style-name="T22">Désigne la position de départ de la clé du tri ; elle commence au (n+1)ième <text:tab/><text:tab/>caractère du (m+1)ième champs. Les champs sont séparés par une <text:tab/><text:tab/><text:tab/>tabulation (sauf si l’option ‘</text:span><text:span text:style-name="T17">-t</text:span><text:span text:style-name="T22">’ est employée).</text:span></text:p>
      <text:p text:style-name="P21"><text:span text:style-name="T15">-</text:span><text:span text:style-name="T20"> &lt;m.n&gt;<text:tab/></text:span><text:span text:style-name="T22">Désigne la position de fin de la clé du tri.</text:span></text:p>
      <text:p text:style-name="P21"><text:span text:style-name="T15">-o</text:span><text:span text:style-name="T20"> &lt;fichier&gt;<text:tab/></text:span><text:span text:style-name="T22">Fichier de sortie.</text:span></text:p>
      <text:p text:style-name="P32"/>
      <text:p text:style-name="P21"><text:span text:style-name="T22"/></text:p>
      <text:p text:style-name="P44"><text:span text:style-name="T22"><text:tab/><text:tab/></text:span><text:span text:style-name="T18">tar</text:span><text:span text:style-name="T23"> [&lt;option(s)&gt;] -f </text:span><text:span text:style-name="T32">archive-file</text:span><text:span text:style-name="T23"> [</text:span><text:span text:style-name="T32">file | directories</text:span><text:span text:style-name="T23">]</text:span></text:p>
      <text:p text:style-name="P30">Options :</text:p>
      <text:p text:style-name="P15">valeurs<text:tab/>action</text:p>
      <text:p text:style-name="P19"><text:span text:style-name="T18">-c</text:span><text:span text:style-name="T23"><text:tab/><text:tab/>Crée une archive.</text:span></text:p>
      <text:p text:style-name="P19"><text:span text:style-name="T18">-x</text:span><text:span text:style-name="T23"><text:tab/><text:tab/>Extrait le contenu d’une archive.</text:span></text:p>
      <text:p text:style-name="P19"><text:span text:style-name="T18">-t</text:span><text:span text:style-name="T23"><text:tab/><text:tab/>Affiche le contenu de l’archive.</text:span></text:p>
      <text:p text:style-name="P19"><text:span text:style-name="T18">-z</text:span><text:span text:style-name="T23"><text:tab/><text:tab/>Compresse l’archive.</text:span></text:p>
      <text:p text:style-name="P33"/>
      <text:p text:style-name="P19"><text:span text:style-name="T23"><text:tab/><text:tab/></text:span><text:span text:style-name="T18">tr</text:span><text:span text:style-name="T23"> [&lt;option(s)&gt;] </text:span><text:span text:style-name="T32">string1</text:span><text:span text:style-name="T23"> [</text:span><text:span text:style-name="T32">string2</text:span><text:span text:style-name="T23">] [&lt; </text:span><text:span text:style-name="T32">file</text:span><text:span text:style-name="T23">]</text:span></text:p>
      <text:p text:style-name="P33"/>
      <text:p text:style-name="P23"><text:span text:style-name="T20">Par défaut, le 1</text:span><text:span text:style-name="T34">er</text:span><text:span text:style-name="T20"> caractère de ‘chaine1’ est remplacé par le 1</text:span><text:span text:style-name="T34">er</text:span><text:span text:style-name="T20"> de ‘chaine2’, le 2</text:span><text:span text:style-name="T34">ème</text:span><text:span text:style-name="T20"> de ‘chaine1’ par le 2</text:span><text:span text:style-name="T34">ème</text:span><text:span text:style-name="T20"> de ‘chaine2’, …</text:span></text:p>
      <text:p text:style-name="P30">Options :</text:p>
      <text:p text:style-name="P15">valeurs<text:tab/>action</text:p>
      <text:p text:style-name="P19"><text:span text:style-name="T18">-d</text:span><text:span text:style-name="T23"><text:tab/><text:tab/>Supprime les caractères de ‘chaine1’.</text:span></text:p>
      <text:p text:style-name="P19"><text:span text:style-name="T18">-s</text:span><text:span text:style-name="T23"><text:tab/><text:tab/>Substitue les occurrences multiples de la chaîne par une seule.</text:span></text:p>
      <text:p text:style-name="P19"><text:span text:style-name="T18">-c</text:span><text:span text:style-name="T23"><text:tab/><text:tab/>Ce sont les caractères non spécifiés dans ‘chaine1’ qui seront concernés.</text:span></text:p>
      <text:p text:style-name="P33"/>
      <text:p text:style-name="P20"><text:span text:style-name="T23"><text:tab/><text:tab/></text:span><text:span text:style-name="T18">wc</text:span><text:span text:style-name="T23"> [&lt;option(s)&gt;] </text:span><text:span text:style-name="T24">[file…]</text:span></text:p>
      <text:p text:style-name="P31">Options :</text:p>
      <text:p text:style-name="P16">valeurs<text:tab/>action</text:p>
      <text:p text:style-name="P20"><text:span text:style-name="T18">-</text:span><text:span text:style-name="T19">l</text:span><text:span text:style-name="T24"><text:tab/><text:tab/>Affiche le nombre de lignes du fichier.</text:span></text:p>
      <text:p text:style-name="P20"><text:span text:style-name="T19">-w</text:span><text:span text:style-name="T24"><text:tab/><text:tab/>Affiche le nombre de mots du fichiers.</text:span></text:p>
      <text:p text:style-name="P20"><text:span text:style-name="T19">-c</text:span><text:span text:style-name="T24"><text:tab/><text:tab/>Affiche le nombre de caractères du fichiers.</text:span></text:p>
      <text:p text:style-name="P20"><text:span text:style-name="T24"/></text:p>
      <text:p text:style-name="P24"><text:span text:style-name="T24"/></text:p>
      <text:p text:style-name="P45"><text:span text:style-name="T24">M</text:span><text:span text:style-name="T20">ÉTACARACTÈRES ET TESTS</text:span></text:p>
      <text:p text:style-name="P24"><text:span text:style-name="T20"/></text:p>
      <text:p text:style-name="P36">Métacaractères du shell</text:p>
      <text:p text:style-name="P34"><text:tab/>*<text:tab/><text:tab/>Une chaîne quelconque.</text:p>
      <text:p text:style-name="P34"><text:tab/>?<text:tab/><text:tab/>Un caractère quelconque.</text:p>
      <text:p text:style-name="P34"><text:tab/>[…]<text:tab/><text:tab/>Caractères possibles (ex : [abc]).</text:p>
      <text:p text:style-name="P34"><text:tab/>[^…]<text:tab/><text:tab/>Caractères interdits.</text:p>
      <text:p text:style-name="P34"/>
      <text:p text:style-name="P36">Métacaractères dans les expressions régulières</text:p>
      <text:p text:style-name="P34"><text:tab/>.<text:tab/><text:tab/>Un caractère quelconque.</text:p>
      <text:p text:style-name="P34"><text:tab/>[…]<text:tab/><text:tab/>Caractères possibles.</text:p>
      <text:p text:style-name="P34"><text:tab/>[^…]<text:tab/><text:tab/>Caractères interdits.</text:p>
      <text:p text:style-name="P34"><text:tab/>^<text:tab/><text:tab/>Début de ligne.</text:p>
      <text:p text:style-name="P34"><text:tab/>$<text:tab/><text:tab/>Fin de ligne.</text:p>
      <text:p text:style-name="P34"><text:tab/>?<text:tab/><text:tab/>Zéro à une occurrence du caractère qui précède.</text:p>
      <text:p text:style-name="P34"><text:tab/>*<text:tab/><text:tab/>Zéro à ‘n’ occurrence(s) du caractère qui précède.</text:p>
      <text:p text:style-name="P34"><text:tab/>+<text:tab/><text:tab/>Une à ‘n’ occurrence(s) du caractère qui précède.</text:p>
      <text:p text:style-name="P25"><text:span text:style-name="T20"><text:tab/></text:span><text:span text:style-name="T25">{n}<text:tab/><text:tab/>‘n’ occurrences du caractère qui précède.</text:span></text:p>
      <text:p text:style-name="P35"><text:tab/>{n, m}<text:tab/><text:tab/>‘n’ à ‘m’ occurrences du caractère qui précède.</text:p>
      <text:p text:style-name="P35"><text:tab/>(e1|e2)<text:tab/>Expression ‘e1’ ou expression ‘e2’.</text:p>
      <text:p text:style-name="P35"><text:tab/>\<text:tab/><text:tab/>Échappement du caractère spécial qui succède.</text:p>
      <text:p text:style-name="P35"/>
      <text:p text:style-name="P37">Tests</text:p>
      <text:p text:style-name="P37"><text:span text:style-name="T4"/></text:p>
      <text:p text:style-name="P37"><text:span text:style-name="T4">‘test </text:span><text:span text:style-name="T36">expression</text:span><text:span text:style-name="T4">’ ou ‘! test </text:span><text:span text:style-name="T36">expression</text:span><text:span text:style-name="T4">’ avec ‘</text:span><text:span text:style-name="T36">expression’ </text:span><text:span text:style-name="T4">:</text:span></text:p>
      <text:p text:style-name="P48"><text:span text:style-name="T4"><text:tab/><text:tab/><text:tab/>Entiers et Chaînes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4">$s1 = $s2</text:p>
            <text:p text:style-name="P54">$s1!= "toto"</text:p>
          </table:table-cell>
          <table:table-cell table:style-name="Tableau1.B1" office:value-type="string">
            <text:p text:style-name="P54">Les variables ‘s1’ et ‘s2’ ont des contenus identiques.</text:p>
            <text:p text:style-name="P54">La variable ‘s1’ a un contenu différent de « toto ».</text:p>
          </table:table-cell>
        </table:table-row>
      </table:table>
      <text:p text:style-name="P48"><text:span text:style-name="T4"><text:tab/><text:tab/><text:tab/></text:span><text:span text:style-name="T6">Variables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5">-<text:span text:style-name="T38">z $b</text:span></text:p>
          </table:table-cell>
          <table:table-cell table:style-name="Tableau2.B1" office:value-type="string">
            <text:p text:style-name="P57">La variable ‘b’ est vide.</text:p>
          </table:table-cell>
        </table:table-row>
      </table:table>
      <text:p text:style-name="P48"><text:span text:style-name="T6"><text:tab/><text:tab/><text:tab/></text:span><text:span text:style-name="T7">Entiers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7">$n1 -gt $n2</text:p>
            <text:p text:style-name="P57">$n1 -ge 2</text:p>
            <text:p text:style-name="P57">$n1 -lt $n2</text:p>
            <text:p text:style-name="P57">$n1 -le $n2</text:p>
          </table:table-cell>
          <table:table-cell table:style-name="Tableau3.B1" office:value-type="string">
            <text:p text:style-name="P57">Le contenu de la variable ‘n1’ est plus grand que celui de ‘n2’.</text:p>
            <text:p text:style-name="P57">Le contenu de ‘n1’ est plus <text:span text:style-name="T39">grand ou égal à 2.</text:span></text:p>
            <text:p text:style-name="P58">Le contenu de ‘n1’ est plus <text:span text:style-name="T39">petit que celui de ‘n2’.</text:span></text:p>
            <text:p text:style-name="P58">Le contenu de ‘n1’ est plus <text:span text:style-name="T39">petit ou égal à celui de ‘n2’.</text:span></text:p>
          </table:table-cell>
        </table:table-row>
      </table:table>
      <text:p text:style-name="P49"><text:span text:style-name="T4"><text:tab/><text:tab/><text:tab/></text:span><text:span text:style-name="T8">Fichiers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5">-<text:span text:style-name="T39">e f1</text:span></text:p>
            <text:p text:style-name="P55">-<text:span text:style-name="T39">s f1</text:span></text:p>
            <text:p text:style-name="P56">-<text:span text:style-name="T39">d f1</text:span></text:p>
            <text:p text:style-name="P56">-<text:span text:style-name="T40">f f1</text:span></text:p>
            <text:p text:style-name="P56">-<text:span text:style-name="T41">r f1</text:span></text:p>
            <text:p text:style-name="P56">-<text:span text:style-name="T41">x f1</text:span></text:p>
            <text:p text:style-name="P56">-<text:span text:style-name="T41">w f1</text:span></text:p>
          </table:table-cell>
          <table:table-cell table:style-name="Tableau4.B1" office:value-type="string">
            <text:p text:style-name="P59">Le fichier ‘f1’ existe.</text:p>
            <text:p text:style-name="P59">Le fichier ‘f1’ est non vide.</text:p>
            <text:p text:style-name="P59">Le fichier ‘f1’ est un répertoire.</text:p>
            <text:p text:style-name="P61"><text:span text:style-name="T39">Le fichier ‘f1’</text:span> est un fichier ordinaire.</text:p>
            <text:p text:style-name="P60">Le fichier ‘f1’ <text:span text:style-name="T41">est lisible.</text:span></text:p>
            <text:p text:style-name="P60">Le fichier ‘f1’ <text:span text:style-name="T41">est exécutable.</text:span></text:p>
            <text:p text:style-name="P60">Le fichier ‘f1’ <text:span text:style-name="T41">est modifiable.</text:span></text:p>
          </table:table-cell>
        </table:table-row>
      </table:table>
      <text:p text:style-name="P38"><text:span text:style-name="T8"/></text:p>
      <text:p text:style-name="P46"><text:span text:style-name="T8">S</text:span><text:span text:style-name="T4">TRUCTURES DE CONTRÔLE</text:span></text:p>
      <text:p text:style-name="P39"><text:span text:style-name="T4"/></text:p>
      <text:p text:style-name="P39">Les structures de test</text:p>
      <text:p text:style-name="P39"><text:span text:style-name="T4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50">if …</text:p>
            <text:p text:style-name="P50">then</text:p>
            <text:p text:style-name="P50"><text:s text:c="2"/>…</text:p>
            <text:p text:style-name="P50">elif …</text:p>
            <text:p text:style-name="P50">then</text:p>
            <text:p text:style-name="P50"><text:s text:c="2"/>…</text:p>
            <text:p text:style-name="P50">else</text:p>
            <text:p text:style-name="P50"><text:s text:c="2"/>…</text:p>
            <text:p text:style-name="P50">fi</text:p>
            <text:p text:style-name="P50"/>
          </table:table-cell>
          <table:table-cell table:style-name="Tableau5.B1" office:value-type="string">
            <text:p text:style-name="P50">Case <text:span text:style-name="T35">variable</text:span><text:span text:style-name="T33"> in</text:span></text:p>
            <text:p text:style-name="P51">motif1)</text:p>
            <text:p text:style-name="P52"><text:s text:c="2"/>…</text:p>
            <text:p text:style-name="P52"><text:s/> ;;</text:p>
            <text:p text:style-name="P52"><text:span text:style-name="T35">motif2</text:span> | <text:span text:style-name="T35">motif3</text:span>)</text:p>
            <text:p text:style-name="P52"><text:s text:c="2"/>…</text:p>
            <text:p text:style-name="P52"><text:s/> ;;</text:p>
            <text:p text:style-name="P52">*)</text:p>
            <text:p text:style-name="P52"><text:s text:c="2"/>…</text:p>
            <text:p text:style-name="P52">esac</text:p>
          </table:table-cell>
        </table:table-row>
      </table:table>
      <text:p text:style-name="P39"><text:span text:style-name="T4"/></text:p>
      <text:p text:style-name="P40">Les boucles</text:p>
      <text:p text:style-name="P40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50">while …</text:p>
            <text:p text:style-name="P50">do</text:p>
            <text:p text:style-name="P50"><text:s text:c="2"/>…</text:p>
            <text:p text:style-name="P50">done</text:p>
          </table:table-cell>
          <table:table-cell table:style-name="Tableau6.A1" office:value-type="string">
            <text:p text:style-name="P50">until …</text:p>
            <text:p text:style-name="P50">do</text:p>
            <text:p text:style-name="P50"><text:s text:c="2"/>…</text:p>
            <text:p text:style-name="P50">done</text:p>
          </table:table-cell>
          <table:table-cell table:style-name="Tableau6.C1" office:value-type="string">
            <text:p text:style-name="P50">for <text:span text:style-name="T35">variable</text:span><text:span text:style-name="T33"> in …</text:span></text:p>
            <text:p text:style-name="P50"><text:span text:style-name="T33">do</text:span></text:p>
            <text:p text:style-name="P50"><text:span text:style-name="T33"><text:s text:c="2"/>…</text:span></text:p>
            <text:p text:style-name="P50"><text:span text:style-name="T33">done</text:span></text:p>
          </table:table-cell>
        </table:table-row>
      </table:table>
      <text:p text:style-name="P40"><text:span text:style-name="T4"/></text:p>
      <text:p text:style-name="P47"><text:span text:style-name="T30">Chapitre 1. Architecture </text:span><text:span text:style-name="T1">matérielle et gestion des </text:span><text:span text:style-name="T29">périphériques</text:span></text:p>
      <text:p text:style-name="P43"><text:span text:style-name="T27"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"><text:span text:style-name="T29">m</text:span><text:span text:style-name="T28">ore</text:span><text:span text:style-name="T20"> </text:span><text:span text:style-name="T37">fichier</text:span></text:p>
          </table:table-cell>
          <table:table-cell table:style-name="Tableau7.B1" office:value-type="string">
            <text:p text:style-name="P2"><text:span text:style-name="T20">Affiche le contenu du fichier (comme le 'cat').</text:span></text:p>
          </table:table-cell>
        </table:table-row>
        <table:table-row>
          <table:table-cell table:style-name="Tableau7.A2" office:value-type="string">
            <text:p text:style-name="P1"><text:span text:style-name="T27">more </text:span><text:span text:style-name="T26">/proc/interrupts</text:span></text:p>
          </table:table-cell>
          <table:table-cell table:style-name="Tableau7.B2" office:value-type="string">
            <text:p text:style-name="P1"><text:span text:style-name="T27">Affiche</text:span><text:span text:style-name="T26"> </text:span><text:span text:style-name="T27">les entrées-sorties (I/O) en cours d'utilisation (interruptions).</text:span></text:p>
          </table:table-cell>
        </table:table-row>
        <table:table-row>
          <table:table-cell table:style-name="Tableau7.A2" office:value-type="string">
            <text:p text:style-name="P4"><text:span text:style-name="T13">more /proc/dma</text:span></text:p>
          </table:table-cell>
          <table:table-cell table:style-name="Tableau7.B2" office:value-type="string">
            <text:p text:style-name="P4"><text:span text:style-name="T13">Affiche les canaux </text:span><text:span text:style-name="T14">DMA </text:span><text:span text:style-name="T13">réservés.</text:span></text:p>
          </table:table-cell>
        </table:table-row>
        <table:table-row>
          <table:table-cell table:style-name="Tableau7.A2" office:value-type="string">
            <text:p text:style-name="P3"><text:span text:style-name="T13">more /proc/ioports</text:span></text:p>
          </table:table-cell>
          <table:table-cell table:style-name="Tableau7.B2" office:value-type="string">
            <text:p text:style-name="P3"><text:span text:style-name="T13">Contient les adresses d'I/O.</text:span></text:p>
          </table:table-cell>
        </table:table-row>
      </table:table>
      <text:p text:style-name="P42"><text:span text:style-name="T13"/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2">sys/bus</text:p>
          </table:table-cell>
          <table:table-cell table:style-name="Tableau8.B1" office:value-type="string">
            <text:p text:style-name="P5"><text:span text:style-name="T45">Est p</text:span>euplé de liens symboliques représentant la manière dont</text:p>
            <text:p text:style-name="P5">chaque périphérique appartient aux différents bus.</text:p>
          </table:table-cell>
        </table:table-row>
        <table:table-row>
          <table:table-cell table:style-name="Tableau8.A2" office:value-type="string">
            <text:p text:style-name="P5">/sys/class</text:p>
          </table:table-cell>
          <table:table-cell table:style-name="Tableau8.B2" office:value-type="string">
            <text:p text:style-name="P5"><text:span text:style-name="T45">M</text:span>ontre les périphériques regroupés en classes <text:span text:style-name="T49">(usb…).</text:span></text:p>
          </table:table-cell>
        </table:table-row>
        <table:table-row>
          <table:table-cell table:style-name="Tableau8.A2" office:value-type="string">
            <text:p text:style-name="P5">/sys/block</text:p>
          </table:table-cell>
          <table:table-cell table:style-name="Tableau8.B2" office:value-type="string">
            <text:p text:style-name="P5"><text:span text:style-name="T45">C</text:span>ontient les périphériques de type bloc.</text:p>
          </table:table-cell>
        </table:table-row>
      </table:table>
      <text:p text:style-name="P42"><text:span text:style-name="T13"/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65">dmesg</text:p>
          </table:table-cell>
          <table:table-cell table:style-name="Tableau10.B1" office:value-type="string">
            <text:p text:style-name="P65">Affiche le contenu du fichier /var/log/dmesg qui contient la liste des ressources allouées par le système d'exploitation (noyau) au démarrage.</text:p>
          </table:table-cell>
        </table:table-row>
      </table:table>
      <text:p text:style-name="P42"><text:span text:style-name="T13"/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64">lspci</text:p>
          </table:table-cell>
          <table:table-cell table:style-name="Tableau9.B1" office:value-type="string">
            <text:p text:style-name="P63">Analyse le contenu du fichier /proc/bus/pci et affiche un résumé synthétique des bus et cartes d'extension PCI détectés au démarrage par le système.</text:p>
          </table:table-cell>
        </table:table-row>
        <table:table-row>
          <table:table-cell table:style-name="Tableau9.A2" office:value-type="string">
            <text:p text:style-name="P63">lspci <text:span text:style-name="T2">-v</text:span></text:p>
          </table:table-cell>
          <table:table-cell table:style-name="Tableau9.B2" office:value-type="string">
            <text:p text:style-name="P6">Affiche les ressources allouées par le système à ces cartes IRQ et adresse d’I/O.</text:p>
          </table:table-cell>
        </table:table-row>
        <table:table-row>
          <table:table-cell table:style-name="Tableau9.A2" office:value-type="string">
            <text:p text:style-name="P63">lspci <text:span text:style-name="T2">-b</text:span></text:p>
          </table:table-cell>
          <table:table-cell table:style-name="Tableau9.B2" office:value-type="string">
            <text:p text:style-name="P6">Affiche les ressources allouées par le BIOS.</text:p>
          </table:table-cell>
        </table:table-row>
      </table:table>
      <text:p text:style-name="P42"><text:span text:style-name="T13"/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9">udevinfo <text:span text:style-name="T2">-p -a</text:span> <text:span text:style-name="T35">adresse</text:span></text:p>
          </table:table-cell>
          <table:table-cell table:style-name="Tableau12.B1" office:value-type="string">
            <text:p text:style-name="P6"><text:span text:style-name="T49">Affiche</text:span> les propriétés du périphérique <text:span text:style-name="T49">dont l'adresse est donnée, par exemple '/sys/class/usb/lp0/'.</text:span></text:p>
          </table:table-cell>
        </table:table-row>
      </table:table>
      <text:p text:style-name="P42"><text:span text:style-name="T13"/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">lsusb</text:p>
          </table:table-cell>
          <table:table-cell table:style-name="Tableau11.B1" office:value-type="string">
            <text:p text:style-name="P7"><text:span text:style-name="T49">Affiche</text:span> des informations sur les périphériques USB</text:p>
            <text:p text:style-name="P7">reliés à la machine.</text:p>
          </table:table-cell>
        </table:table-row>
      </table:table>
      <text:p text:style-name="P4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Source Code Pro" svg:font-family="'Source Code Pro'" style:font-family-generic="modern" style:font-pitch="fixed"/>
    <style:font-face style:name="Source Code Pro Medium" svg:font-family="'Source Code Pro Medium'" style:font-adornments="Regular" style:font-family-generic="modern" style:font-pitch="fixed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26:56.956342653</meta:creation-date>
    <dc:date>2018-05-31T23:36:39.689000000</dc:date>
    <meta:editing-duration>PT1H15M44S</meta:editing-duration>
    <meta:editing-cycles>14</meta:editing-cycles>
    <meta:generator>LibreOffice/5.4.7.2$Windows_X86_64 LibreOffice_project/c838ef25c16710f8838b1faec480ebba495259d0</meta:generator>
    <meta:document-statistic meta:table-count="12" meta:image-count="0" meta:object-count="0" meta:page-count="5" meta:paragraph-count="175" meta:word-count="895" meta:character-count="5372" meta:non-whitespace-character-count="4535"/>
  </office:meta>
</office:document-meta>
</file>